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3.777cm" svg:y1="0.999cm" svg:x2="2.718cm" svg:y2="3.072cm" svg:d="M3777 999l-1059 2073" svg:viewBox="0 0 1060 2074">
          <text:p/>
        </draw:connector>
        <draw:connector draw:style-name="gr1" draw:text-style-name="P1" draw:layer="layout" draw:type="line" svg:x1="2.718cm" svg:y1="3.072cm" svg:x2="1cm" svg:y2="2.826cm" draw:start-shape="id1" draw:start-glue-point="3" svg:d="M2718 3072l-1718-246" svg:viewBox="0 0 1719 247">
          <text:p/>
        </draw:connector>
        <draw:connector draw:style-name="gr1" draw:text-style-name="P1" xml:id="id2" draw:id="id2" draw:layer="layout" draw:type="line" svg:x1="2.718cm" svg:y1="3.072cm" svg:x2="3.767cm" svg:y2="4.919cm" draw:start-shape="id1" draw:start-glue-point="3" svg:d="M2718 3072l1049 1847" svg:viewBox="0 0 1050 1848">
          <text:p/>
        </draw:connector>
        <draw:connector draw:style-name="gr1" draw:text-style-name="P1" xml:id="id3" draw:id="id3" draw:layer="layout" draw:type="line" svg:x1="3.767cm" svg:y1="4.919cm" svg:x2="6.412cm" svg:y2="4.07cm" draw:start-shape="id2" draw:start-glue-point="3" svg:d="M3767 4919l2645-849" svg:viewBox="0 0 2646 850">
          <text:p/>
        </draw:connector>
        <draw:connector draw:style-name="gr1" draw:text-style-name="P1" draw:layer="layout" draw:type="line" svg:x1="6.412cm" svg:y1="4.07cm" svg:x2="5.763cm" svg:y2="1cm" draw:start-shape="id3" draw:start-glue-point="3" svg:d="M6412 4070l-649-3070" svg:viewBox="0 0 650 3071">
          <text:p/>
        </draw:connector>
        <draw:connector draw:style-name="gr1" draw:text-style-name="P1" xml:id="id4" draw:id="id4" draw:layer="layout" draw:type="line" svg:x1="6.412cm" svg:y1="4.07cm" svg:x2="8.909cm" svg:y2="4.719cm" draw:start-shape="id3" draw:start-glue-point="3" svg:d="M6412 4070l2497 649" svg:viewBox="0 0 2498 650">
          <text:p/>
        </draw:connector>
        <draw:connector draw:style-name="gr1" draw:text-style-name="P1" draw:layer="layout" draw:type="line" svg:x1="8.909cm" svg:y1="4.719cm" svg:x2="9.89cm" svg:y2="1.926cm" draw:start-shape="id4" draw:start-glue-point="3" svg:d="M8909 4719l981-2793" svg:viewBox="0 0 982 2794">
          <text:p/>
        </draw:connector>
        <draw:connector draw:style-name="gr1" draw:text-style-name="P1" draw:layer="layout" draw:type="line" svg:x1="8.909cm" svg:y1="4.719cm" svg:x2="9.907cm" svg:y2="6.017cm" draw:start-shape="id4" draw:start-glue-point="3" svg:d="M8909 4719l998 1298" svg:viewBox="0 0 999 1299">
          <text:p/>
        </draw:connector>
        <draw:connector draw:style-name="gr1" draw:text-style-name="P1" xml:id="id5" draw:id="id5" draw:layer="layout" draw:type="line" svg:x1="7.66cm" svg:y1="4.394cm" svg:x2="6.292cm" svg:y2="7.006cm" draw:start-shape="id4" draw:start-glue-point="0" svg:d="M7660 4394l-1368 2612" svg:viewBox="0 0 1369 2613">
          <text:p/>
        </draw:connector>
        <draw:connector draw:style-name="gr1" draw:text-style-name="P1" xml:id="id6" draw:id="id6" draw:layer="layout" draw:type="line" svg:x1="6.292cm" svg:y1="7.006cm" svg:x2="7.853cm" svg:y2="8.409cm" draw:start-shape="id5" draw:start-glue-point="3" svg:d="M6292 7006l1561 1403" svg:viewBox="0 0 1562 1404">
          <text:p/>
        </draw:connector>
        <draw:connector draw:style-name="gr1" draw:text-style-name="P1" draw:layer="layout" draw:type="line" svg:x1="7.853cm" svg:y1="8.409cm" svg:x2="9.864cm" svg:y2="7.509cm" draw:start-shape="id6" draw:start-glue-point="3" svg:d="M7853 8409l2011-900" svg:viewBox="0 0 2012 901">
          <text:p/>
        </draw:connector>
        <draw:connector draw:style-name="gr1" draw:text-style-name="P1" xml:id="id7" draw:id="id7" draw:layer="layout" draw:type="line" svg:x1="6.292cm" svg:y1="7.006cm" svg:x2="4.096cm" svg:y2="6.53cm" draw:start-shape="id5" draw:start-glue-point="3" svg:d="M6292 7006l-2196-476" svg:viewBox="0 0 2197 477">
          <text:p/>
        </draw:connector>
        <draw:connector draw:style-name="gr1" draw:text-style-name="P1" draw:layer="layout" draw:type="line" svg:x1="4.096cm" svg:y1="6.53cm" svg:x2="3.767cm" svg:y2="4.919cm" draw:start-shape="id7" draw:start-glue-point="3" draw:end-shape="id2" draw:end-glue-point="3" svg:d="M4096 6530l-329-1611" svg:viewBox="0 0 330 1612">
          <text:p/>
        </draw:connector>
        <draw:connector draw:style-name="gr1" draw:text-style-name="P1" xml:id="id8" draw:id="id8" draw:layer="layout" draw:type="line" svg:x1="4.096cm" svg:y1="6.53cm" svg:x2="2.72cm" svg:y2="8.303cm" draw:start-shape="id7" draw:start-glue-point="3" svg:d="M4096 6530l-1376 1773" svg:viewBox="0 0 1377 1774">
          <text:p/>
        </draw:connector>
        <draw:connector draw:style-name="gr1" draw:text-style-name="P1" draw:layer="layout" draw:type="line" svg:x1="2.72cm" svg:y1="8.303cm" svg:x2="1cm" svg:y2="9.176cm" draw:start-shape="id8" draw:start-glue-point="3" svg:d="M2720 8303l-1720 873" svg:viewBox="0 0 1721 874">
          <text:p/>
        </draw:connector>
        <draw:connector draw:style-name="gr1" draw:text-style-name="P1" draw:layer="layout" draw:type="line" svg:x1="2.72cm" svg:y1="8.303cm" svg:x2="4.096cm" svg:y2="9.202cm" draw:start-shape="id8" draw:start-glue-point="3" draw:end-shape="id9" draw:end-glue-point="2" svg:d="M2720 8303l1376 899" svg:viewBox="0 0 1377 900">
          <text:p/>
        </draw:connector>
        <draw:connector draw:style-name="gr1" draw:text-style-name="P1" xml:id="id9" draw:id="id9" draw:layer="layout" draw:type="line" svg:x1="4.096cm" svg:y1="9.202cm" svg:x2="6.054cm" svg:y2="8.938cm" svg:d="M4096 9202l1958-264" svg:viewBox="0 0 1959 265">
          <text:p/>
        </draw:connector>
        <draw:connector draw:style-name="gr1" draw:text-style-name="P1" draw:layer="layout" draw:type="line" svg:x1="6.054cm" svg:y1="8.938cm" svg:x2="7.072cm" svg:y2="7.707cm" draw:start-shape="id9" draw:start-glue-point="3" draw:end-shape="id6" draw:end-glue-point="0" svg:d="M6054 8938l1018-1231" svg:viewBox="0 0 1019 1232">
          <text:p/>
        </draw:connector>
        <draw:connector draw:style-name="gr1" draw:text-style-name="P1" draw:layer="layout" draw:type="line" svg:x1="7.853cm" svg:y1="8.409cm" svg:x2="8.224cm" svg:y2="9.943cm" draw:start-shape="id6" draw:start-glue-point="3" svg:d="M7853 8409l371 1534" svg:viewBox="0 0 372 1535">
          <text:p/>
        </draw:connector>
        <draw:connector draw:style-name="gr1" draw:text-style-name="P1" draw:layer="layout" draw:type="line" svg:x1="4.096cm" svg:y1="9.202cm" svg:x2="4.519cm" svg:y2="9.917cm" draw:start-shape="id9" draw:start-glue-point="2" svg:d="M4096 9202l423 715" svg:viewBox="0 0 424 716">
          <text:p/>
        </draw:connector>
        <draw:custom-shape draw:style-name="gr2" draw:text-style-name="P2" xml:id="id13" draw:id="id13" draw:layer="layout" svg:width="0.254cm" svg:height="0.254cm" svg:x="5.467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254cm" svg:height="0.254cm" svg:x="4.468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568cm" svg:y="5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568cm" svg:y="9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368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254cm" svg:height="0.254cm" svg:x="4.768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168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768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868cm" svg:y="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268cm" svg:y="8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568cm" svg:y="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254cm" svg:height="0.254cm" svg:x="4.424cm" svg:y="6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4" draw:id="id14" draw:layer="layout" svg:width="0.254cm" svg:height="0.254cm" svg:x="5.569cm" svg:y="7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0" draw:id="id10" draw:layer="layout" svg:width="0.254cm" svg:height="0.254cm" svg:x="3.569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786cm" svg:y1="3.159cm" svg:x2="4.505cm" svg:y2="2.738cm" draw:start-shape="id10" draw:start-glue-point="11" draw:end-shape="id11" draw:end-glue-point="7" svg:d="M3786 3159l719-421" svg:viewBox="0 0 720 422">
          <text:p/>
        </draw:connector>
        <draw:connector draw:style-name="gr4" draw:text-style-name="P1" draw:layer="layout" draw:type="line" svg:x1="4.641cm" svg:y1="6.292cm" svg:x2="5.504cm" svg:y2="5.637cm" draw:start-shape="id12" draw:start-glue-point="11" draw:end-shape="id13" draw:end-glue-point="7" svg:d="M4641 6292l863-655" svg:viewBox="0 0 864 656">
          <text:p/>
        </draw:connector>
        <draw:connector draw:style-name="gr4" draw:text-style-name="P1" draw:layer="layout" draw:type="line" svg:x1="5.569cm" svg:y1="7.949cm" svg:x2="5.022cm" svg:y2="7.948cm" draw:start-shape="id14" draw:start-glue-point="6" draw:end-shape="id15" draw:end-glue-point="10" svg:d="M5569 7949l-547-1" svg:viewBox="0 0 548 2">
          <text:p/>
        </draw:connector>
        <draw:connector draw:style-name="gr1" draw:text-style-name="P1" xml:id="id16" draw:id="id16" draw:layer="layout" draw:type="line" svg:x1="13.92cm" svg:y1="0.999cm" svg:x2="12.861cm" svg:y2="3.072cm" svg:d="M13920 999l-1059 2073" svg:viewBox="0 0 1060 2074">
          <text:p/>
        </draw:connector>
        <draw:connector draw:style-name="gr1" draw:text-style-name="P1" draw:layer="layout" draw:type="line" svg:x1="12.861cm" svg:y1="3.072cm" svg:x2="11.143cm" svg:y2="2.826cm" draw:start-shape="id16" draw:start-glue-point="3" svg:d="M12861 3072l-1718-246" svg:viewBox="0 0 1719 247">
          <text:p/>
        </draw:connector>
        <draw:connector draw:style-name="gr1" draw:text-style-name="P1" xml:id="id17" draw:id="id17" draw:layer="layout" draw:type="line" svg:x1="12.861cm" svg:y1="3.072cm" svg:x2="13.91cm" svg:y2="4.919cm" draw:start-shape="id16" draw:start-glue-point="3" svg:d="M12861 3072l1049 1847" svg:viewBox="0 0 1050 1848">
          <text:p/>
        </draw:connector>
        <draw:connector draw:style-name="gr1" draw:text-style-name="P1" xml:id="id18" draw:id="id18" draw:layer="layout" draw:type="line" svg:x1="13.91cm" svg:y1="4.919cm" svg:x2="16.555cm" svg:y2="4.07cm" draw:start-shape="id17" draw:start-glue-point="3" svg:d="M13910 4919l2645-849" svg:viewBox="0 0 2646 850">
          <text:p/>
        </draw:connector>
        <draw:connector draw:style-name="gr1" draw:text-style-name="P1" draw:layer="layout" draw:type="line" svg:x1="16.555cm" svg:y1="4.07cm" svg:x2="15.906cm" svg:y2="1cm" draw:start-shape="id18" draw:start-glue-point="3" svg:d="M16555 4070l-649-3070" svg:viewBox="0 0 650 3071">
          <text:p/>
        </draw:connector>
        <draw:connector draw:style-name="gr1" draw:text-style-name="P1" xml:id="id19" draw:id="id19" draw:layer="layout" draw:type="line" svg:x1="16.555cm" svg:y1="4.07cm" svg:x2="19.052cm" svg:y2="4.719cm" draw:start-shape="id18" draw:start-glue-point="3" svg:d="M16555 4070l2497 649" svg:viewBox="0 0 2498 650">
          <text:p/>
        </draw:connector>
        <draw:connector draw:style-name="gr1" draw:text-style-name="P1" draw:layer="layout" draw:type="line" svg:x1="19.052cm" svg:y1="4.719cm" svg:x2="20.033cm" svg:y2="1.926cm" draw:start-shape="id19" draw:start-glue-point="3" svg:d="M19052 4719l981-2793" svg:viewBox="0 0 982 2794">
          <text:p/>
        </draw:connector>
        <draw:connector draw:style-name="gr1" draw:text-style-name="P1" draw:layer="layout" draw:type="line" svg:x1="19.052cm" svg:y1="4.719cm" svg:x2="20.05cm" svg:y2="6.017cm" draw:start-shape="id19" draw:start-glue-point="3" svg:d="M19052 4719l998 1298" svg:viewBox="0 0 999 1299">
          <text:p/>
        </draw:connector>
        <draw:connector draw:style-name="gr1" draw:text-style-name="P1" xml:id="id20" draw:id="id20" draw:layer="layout" draw:type="line" svg:x1="17.803cm" svg:y1="4.394cm" svg:x2="16.435cm" svg:y2="7.006cm" draw:start-shape="id19" draw:start-glue-point="0" svg:d="M17803 4394l-1368 2612" svg:viewBox="0 0 1369 2613">
          <text:p/>
        </draw:connector>
        <draw:connector draw:style-name="gr1" draw:text-style-name="P1" xml:id="id21" draw:id="id21" draw:layer="layout" draw:type="line" svg:x1="16.435cm" svg:y1="7.006cm" svg:x2="17.996cm" svg:y2="8.409cm" draw:start-shape="id20" draw:start-glue-point="3" svg:d="M16435 7006l1561 1403" svg:viewBox="0 0 1562 1404">
          <text:p/>
        </draw:connector>
        <draw:connector draw:style-name="gr1" draw:text-style-name="P1" draw:layer="layout" draw:type="line" svg:x1="17.996cm" svg:y1="8.409cm" svg:x2="20.007cm" svg:y2="7.509cm" draw:start-shape="id21" draw:start-glue-point="3" svg:d="M17996 8409l2011-900" svg:viewBox="0 0 2012 901">
          <text:p/>
        </draw:connector>
        <draw:connector draw:style-name="gr1" draw:text-style-name="P1" xml:id="id22" draw:id="id22" draw:layer="layout" draw:type="line" svg:x1="16.435cm" svg:y1="7.006cm" svg:x2="14.239cm" svg:y2="6.53cm" draw:start-shape="id20" draw:start-glue-point="3" svg:d="M16435 7006l-2196-476" svg:viewBox="0 0 2197 477">
          <text:p/>
        </draw:connector>
        <draw:connector draw:style-name="gr1" draw:text-style-name="P1" draw:layer="layout" draw:type="line" svg:x1="14.239cm" svg:y1="6.53cm" svg:x2="13.91cm" svg:y2="4.919cm" draw:start-shape="id22" draw:start-glue-point="3" draw:end-shape="id17" draw:end-glue-point="3" svg:d="M14239 6530l-329-1611" svg:viewBox="0 0 330 1612">
          <text:p/>
        </draw:connector>
        <draw:connector draw:style-name="gr1" draw:text-style-name="P1" xml:id="id23" draw:id="id23" draw:layer="layout" draw:type="line" svg:x1="14.239cm" svg:y1="6.53cm" svg:x2="12.863cm" svg:y2="8.303cm" draw:start-shape="id22" draw:start-glue-point="3" svg:d="M14239 6530l-1376 1773" svg:viewBox="0 0 1377 1774">
          <text:p/>
        </draw:connector>
        <draw:connector draw:style-name="gr1" draw:text-style-name="P1" draw:layer="layout" draw:type="line" svg:x1="12.863cm" svg:y1="8.303cm" svg:x2="11.143cm" svg:y2="9.176cm" draw:start-shape="id23" draw:start-glue-point="3" svg:d="M12863 8303l-1720 873" svg:viewBox="0 0 1721 874">
          <text:p/>
        </draw:connector>
        <draw:connector draw:style-name="gr1" draw:text-style-name="P1" draw:layer="layout" draw:type="line" svg:x1="12.863cm" svg:y1="8.303cm" svg:x2="14.239cm" svg:y2="9.202cm" draw:start-shape="id23" draw:start-glue-point="3" draw:end-shape="id24" draw:end-glue-point="2" svg:d="M12863 8303l1376 899" svg:viewBox="0 0 1377 900">
          <text:p/>
        </draw:connector>
        <draw:connector draw:style-name="gr1" draw:text-style-name="P1" xml:id="id24" draw:id="id24" draw:layer="layout" draw:type="line" svg:x1="14.239cm" svg:y1="9.202cm" svg:x2="16.197cm" svg:y2="8.938cm" svg:d="M14239 9202l1958-264" svg:viewBox="0 0 1959 265">
          <text:p/>
        </draw:connector>
        <draw:connector draw:style-name="gr1" draw:text-style-name="P1" draw:layer="layout" draw:type="line" svg:x1="16.197cm" svg:y1="8.938cm" svg:x2="17.215cm" svg:y2="7.707cm" draw:start-shape="id24" draw:start-glue-point="3" draw:end-shape="id21" draw:end-glue-point="0" svg:d="M16197 8938l1018-1231" svg:viewBox="0 0 1019 1232">
          <text:p/>
        </draw:connector>
        <draw:connector draw:style-name="gr1" draw:text-style-name="P1" draw:layer="layout" draw:type="line" svg:x1="17.996cm" svg:y1="8.409cm" svg:x2="18.367cm" svg:y2="9.943cm" draw:start-shape="id21" draw:start-glue-point="3" svg:d="M17996 8409l371 1534" svg:viewBox="0 0 372 1535">
          <text:p/>
        </draw:connector>
        <draw:connector draw:style-name="gr1" draw:text-style-name="P1" draw:layer="layout" draw:type="line" svg:x1="14.239cm" svg:y1="9.202cm" svg:x2="14.662cm" svg:y2="9.917cm" draw:start-shape="id24" draw:start-glue-point="2" svg:d="M14239 9202l423 715" svg:viewBox="0 0 424 716">
          <text:p/>
        </draw:connector>
        <draw:custom-shape draw:style-name="gr2" draw:text-style-name="P2" draw:layer="layout" svg:width="0.254cm" svg:height="0.254cm" svg:x="15.61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611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711cm" svg:y="5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711cm" svg:y="9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511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91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311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911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011cm" svg:y="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11cm" svg:y="8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711cm" svg:y="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254cm" svg:height="0.254cm" svg:x="12.303cm" svg:y="2.1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874cm" svg:y="2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074cm" svg:y="2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374cm" svg:y="2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674cm" svg:y="2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974cm" svg:y="2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874cm" svg:y="2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604cm" svg:y="2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175cm" svg:y="2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75cm" svg:y="2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675cm" svg:y="2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975cm" svg:y="2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275cm" svg:y="2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574cm" svg:y="3.7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304cm" svg:y="3.7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875cm" svg:y="3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075cm" svg:y="3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375cm" svg:y="3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675cm" svg:y="3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975cm" svg:y="3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974cm" svg:y="4.6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704cm" svg:y="4.6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275cm" svg:y="4.6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475cm" svg:y="4.6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775cm" svg:y="4.6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075cm" svg:y="4.6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375cm" svg:y="4.6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637cm" svg:y="5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367cm" svg:y="5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38cm" svg:y="5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8cm" svg:y="5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438cm" svg:y="5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738cm" svg:y="5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20.038cm" svg:y="5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938cm" svg:y="6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668cm" svg:y="6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239cm" svg:y="6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439cm" svg:y="6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739cm" svg:y="6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039cm" svg:y="6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339cm" svg:y="6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638cm" svg:y="7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368cm" svg:y="7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3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43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73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20.03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38cm" svg:y="7.9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768cm" svg:y="7.9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339cm" svg:y="7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539cm" svg:y="7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839cm" svg:y="7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139cm" svg:y="7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439cm" svg:y="7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4.612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912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574cm" svg:y="9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304cm" svg:y="9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875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075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375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8.675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9.975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xml:id="id25" draw:id="id25" draw:layer="layout" draw:type="line" svg:x1="3.777cm" svg:y1="11.16cm" svg:x2="2.718cm" svg:y2="13.233cm" svg:d="M3777 11160l-1059 2073" svg:viewBox="0 0 1060 2074">
          <text:p/>
        </draw:connector>
        <draw:connector draw:style-name="gr1" draw:text-style-name="P1" draw:layer="layout" draw:type="line" svg:x1="2.718cm" svg:y1="13.233cm" svg:x2="1cm" svg:y2="12.987cm" draw:start-shape="id25" draw:start-glue-point="3" svg:d="M2718 13233l-1718-246" svg:viewBox="0 0 1719 247">
          <text:p/>
        </draw:connector>
        <draw:connector draw:style-name="gr1" draw:text-style-name="P1" xml:id="id26" draw:id="id26" draw:layer="layout" draw:type="line" svg:x1="2.718cm" svg:y1="13.233cm" svg:x2="3.767cm" svg:y2="15.08cm" draw:start-shape="id25" draw:start-glue-point="3" svg:d="M2718 13233l1049 1847" svg:viewBox="0 0 1050 1848">
          <text:p/>
        </draw:connector>
        <draw:connector draw:style-name="gr1" draw:text-style-name="P1" xml:id="id27" draw:id="id27" draw:layer="layout" draw:type="line" svg:x1="3.767cm" svg:y1="15.08cm" svg:x2="6.412cm" svg:y2="14.231cm" draw:start-shape="id26" draw:start-glue-point="3" svg:d="M3767 15080l2645-849" svg:viewBox="0 0 2646 850">
          <text:p/>
        </draw:connector>
        <draw:connector draw:style-name="gr1" draw:text-style-name="P1" draw:layer="layout" draw:type="line" svg:x1="6.412cm" svg:y1="14.231cm" svg:x2="5.763cm" svg:y2="11.161cm" draw:start-shape="id27" draw:start-glue-point="3" svg:d="M6412 14231l-649-3070" svg:viewBox="0 0 650 3071">
          <text:p/>
        </draw:connector>
        <draw:connector draw:style-name="gr1" draw:text-style-name="P1" xml:id="id28" draw:id="id28" draw:layer="layout" draw:type="line" svg:x1="6.412cm" svg:y1="14.231cm" svg:x2="8.909cm" svg:y2="14.88cm" draw:start-shape="id27" draw:start-glue-point="3" svg:d="M6412 14231l2497 649" svg:viewBox="0 0 2498 650">
          <text:p/>
        </draw:connector>
        <draw:connector draw:style-name="gr1" draw:text-style-name="P1" draw:layer="layout" draw:type="line" svg:x1="8.909cm" svg:y1="14.88cm" svg:x2="9.89cm" svg:y2="12.087cm" draw:start-shape="id28" draw:start-glue-point="3" svg:d="M8909 14880l981-2793" svg:viewBox="0 0 982 2794">
          <text:p/>
        </draw:connector>
        <draw:connector draw:style-name="gr1" draw:text-style-name="P1" draw:layer="layout" draw:type="line" svg:x1="8.909cm" svg:y1="14.88cm" svg:x2="9.907cm" svg:y2="16.178cm" draw:start-shape="id28" draw:start-glue-point="3" svg:d="M8909 14880l998 1298" svg:viewBox="0 0 999 1299">
          <text:p/>
        </draw:connector>
        <draw:connector draw:style-name="gr1" draw:text-style-name="P1" xml:id="id29" draw:id="id29" draw:layer="layout" draw:type="line" svg:x1="7.66cm" svg:y1="14.555cm" svg:x2="6.292cm" svg:y2="17.167cm" draw:start-shape="id28" draw:start-glue-point="0" svg:d="M7660 14555l-1368 2612" svg:viewBox="0 0 1369 2613">
          <text:p/>
        </draw:connector>
        <draw:connector draw:style-name="gr1" draw:text-style-name="P1" xml:id="id30" draw:id="id30" draw:layer="layout" draw:type="line" svg:x1="6.292cm" svg:y1="17.167cm" svg:x2="7.853cm" svg:y2="18.57cm" draw:start-shape="id29" draw:start-glue-point="3" svg:d="M6292 17167l1561 1403" svg:viewBox="0 0 1562 1404">
          <text:p/>
        </draw:connector>
        <draw:connector draw:style-name="gr1" draw:text-style-name="P1" draw:layer="layout" draw:type="line" svg:x1="7.853cm" svg:y1="18.57cm" svg:x2="9.864cm" svg:y2="17.67cm" draw:start-shape="id30" draw:start-glue-point="3" svg:d="M7853 18570l2011-900" svg:viewBox="0 0 2012 901">
          <text:p/>
        </draw:connector>
        <draw:connector draw:style-name="gr1" draw:text-style-name="P1" xml:id="id31" draw:id="id31" draw:layer="layout" draw:type="line" svg:x1="6.292cm" svg:y1="17.167cm" svg:x2="4.096cm" svg:y2="16.691cm" draw:start-shape="id29" draw:start-glue-point="3" svg:d="M6292 17167l-2196-476" svg:viewBox="0 0 2197 477">
          <text:p/>
        </draw:connector>
        <draw:connector draw:style-name="gr1" draw:text-style-name="P1" draw:layer="layout" draw:type="line" svg:x1="4.096cm" svg:y1="16.691cm" svg:x2="3.767cm" svg:y2="15.08cm" draw:start-shape="id31" draw:start-glue-point="3" draw:end-shape="id26" draw:end-glue-point="3" svg:d="M4096 16691l-329-1611" svg:viewBox="0 0 330 1612">
          <text:p/>
        </draw:connector>
        <draw:connector draw:style-name="gr1" draw:text-style-name="P1" xml:id="id32" draw:id="id32" draw:layer="layout" draw:type="line" svg:x1="4.096cm" svg:y1="16.691cm" svg:x2="2.72cm" svg:y2="18.464cm" draw:start-shape="id31" draw:start-glue-point="3" svg:d="M4096 16691l-1376 1773" svg:viewBox="0 0 1377 1774">
          <text:p/>
        </draw:connector>
        <draw:connector draw:style-name="gr1" draw:text-style-name="P1" draw:layer="layout" draw:type="line" svg:x1="2.72cm" svg:y1="18.464cm" svg:x2="1cm" svg:y2="19.337cm" draw:start-shape="id32" draw:start-glue-point="3" svg:d="M2720 18464l-1720 873" svg:viewBox="0 0 1721 874">
          <text:p/>
        </draw:connector>
        <draw:connector draw:style-name="gr1" draw:text-style-name="P1" draw:layer="layout" draw:type="line" svg:x1="2.72cm" svg:y1="18.464cm" svg:x2="4.096cm" svg:y2="19.363cm" draw:start-shape="id32" draw:start-glue-point="3" draw:end-shape="id33" draw:end-glue-point="2" svg:d="M2720 18464l1376 899" svg:viewBox="0 0 1377 900">
          <text:p/>
        </draw:connector>
        <draw:connector draw:style-name="gr1" draw:text-style-name="P1" xml:id="id33" draw:id="id33" draw:layer="layout" draw:type="line" svg:x1="4.096cm" svg:y1="19.363cm" svg:x2="6.054cm" svg:y2="19.099cm" svg:d="M4096 19363l1958-264" svg:viewBox="0 0 1959 265">
          <text:p/>
        </draw:connector>
        <draw:connector draw:style-name="gr1" draw:text-style-name="P1" draw:layer="layout" draw:type="line" svg:x1="6.054cm" svg:y1="19.099cm" svg:x2="7.072cm" svg:y2="17.868cm" draw:start-shape="id33" draw:start-glue-point="3" draw:end-shape="id30" draw:end-glue-point="0" svg:d="M6054 19099l1018-1231" svg:viewBox="0 0 1019 1232">
          <text:p/>
        </draw:connector>
        <draw:connector draw:style-name="gr1" draw:text-style-name="P1" draw:layer="layout" draw:type="line" svg:x1="7.853cm" svg:y1="18.57cm" svg:x2="8.224cm" svg:y2="20.104cm" draw:start-shape="id30" draw:start-glue-point="3" svg:d="M7853 18570l371 1534" svg:viewBox="0 0 372 1535">
          <text:p/>
        </draw:connector>
        <draw:connector draw:style-name="gr1" draw:text-style-name="P1" draw:layer="layout" draw:type="line" svg:x1="4.096cm" svg:y1="19.363cm" svg:x2="4.519cm" svg:y2="20.078cm" draw:start-shape="id33" draw:start-glue-point="2" svg:d="M4096 19363l423 715" svg:viewBox="0 0 424 716">
          <text:p/>
        </draw:connector>
        <draw:custom-shape draw:style-name="gr3" draw:text-style-name="P3" draw:layer="layout" svg:width="0.254cm" svg:height="0.254cm" svg:x="1.47cm" svg:y="1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71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871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271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.671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.971cm" svg:y="13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271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1cm" svg:y="13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271cm" svg:y="13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571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7.071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372cm" svg:y="16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773cm" svg:y="1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074cm" svg:y="16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475cm" svg:y="1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976cm" svg:y="1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277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.677cm" svg:y="1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078cm" svg:y="19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679cm" svg:y="1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38cm" svg:y="1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21:20:22.927159215</meta:creation-date>
    <dc:date>2019-03-03T00:06:55.256313072</dc:date>
    <meta:editing-duration>PT33M38S</meta:editing-duration>
    <meta:editing-cycles>1</meta:editing-cycles>
    <meta:document-statistic meta:object-count="174"/>
    <meta:generator>LibreOffice/5.1.6.2$Linux_X86_64 LibreOffice_project/10m0$Build-2</meta:generator>
  </office:meta>
</office:document-meta>
</file>